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3df4a" officeooo:paragraph-rsid="0003df4a"/>
    </style:style>
    <style:style style:name="P2" style:family="paragraph" style:parent-style-name="Standard">
      <style:text-properties fo:language="pt" fo:country="BR" officeooo:rsid="00040e3e" officeooo:paragraph-rsid="00040e3e"/>
    </style:style>
    <style:style style:name="P3" style:family="paragraph" style:parent-style-name="Standard">
      <style:text-properties fo:language="pt" fo:country="BR" officeooo:rsid="00051a17" officeooo:paragraph-rsid="00051a17"/>
    </style:style>
    <style:style style:name="P4" style:family="paragraph" style:parent-style-name="Standard">
      <style:text-properties fo:language="pt" fo:country="BR" officeooo:rsid="000664c5" officeooo:paragraph-rsid="000664c5"/>
    </style:style>
    <style:style style:name="P5" style:family="paragraph" style:parent-style-name="Standard">
      <style:text-properties fo:language="pt" fo:country="BR" officeooo:rsid="0008a92d" officeooo:paragraph-rsid="0008a92d"/>
    </style:style>
    <style:style style:name="P6" style:family="paragraph" style:parent-style-name="Standard">
      <style:text-properties fo:language="pt" fo:country="BR" officeooo:rsid="0008a92d" officeooo:paragraph-rsid="000a2d29"/>
    </style:style>
    <style:style style:name="P7" style:family="paragraph" style:parent-style-name="Standard">
      <style:text-properties fo:language="pt" fo:country="BR" officeooo:rsid="000bb01c" officeooo:paragraph-rsid="000bb01c"/>
    </style:style>
    <style:style style:name="P8" style:family="paragraph" style:parent-style-name="Standard">
      <style:text-properties fo:language="pt" fo:country="BR" officeooo:rsid="000d9e7c" officeooo:paragraph-rsid="000d9e7c"/>
    </style:style>
    <style:style style:name="P9" style:family="paragraph" style:parent-style-name="Standard">
      <style:text-properties fo:language="pt" fo:country="BR" officeooo:rsid="000ea828" officeooo:paragraph-rsid="000ea828"/>
    </style:style>
    <style:style style:name="P10" style:family="paragraph" style:parent-style-name="Standard">
      <style:text-properties fo:language="pt" fo:country="BR" officeooo:rsid="000f14ed" officeooo:paragraph-rsid="000f14ed"/>
    </style:style>
    <style:style style:name="P11" style:family="paragraph" style:parent-style-name="Standard">
      <style:text-properties fo:language="pt" fo:country="BR" officeooo:rsid="00108f5f" officeooo:paragraph-rsid="00108f5f"/>
    </style:style>
    <style:style style:name="P1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3" style:family="paragraph" style:parent-style-name="Standard">
      <style:text-properties fo:color="#cccccc" loext:opacity="100%" style:font-name="Consolas" fo:font-size="10.5pt" fo:language="pt" fo:country="BR" fo:font-weight="normal" officeooo:rsid="0008a92d" officeooo:paragraph-rsid="000a2d29" fo:background-color="#1f1f1f"/>
    </style:style>
    <style:style style:name="P14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15" style:family="paragraph" style:parent-style-name="Standard">
      <style:paragraph-properties style:line-height-at-least="0.503cm"/>
      <style:text-properties fo:color="#cccccc" loext:opacity="100%" style:font-name="Liberation Serif" fo:font-size="10.5pt" fo:font-weight="normal" officeooo:rsid="000bb01c" officeooo:paragraph-rsid="000bb01c" fo:background-color="#1f1f1f"/>
    </style:style>
    <style:style style:name="T1" style:family="text">
      <style:text-properties officeooo:rsid="000664c5"/>
    </style:style>
    <style:style style:name="T2" style:family="text">
      <style:text-properties officeooo:rsid="0006db25"/>
    </style:style>
    <style:style style:name="T3" style:family="text">
      <style:text-properties officeooo:rsid="000a407c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fo:color="#ce9178" loext:opacity="100%" style:font-name="Consolas" fo:font-size="10.5pt" fo:font-weight="normal"/>
    </style:style>
    <style:style style:name="T7" style:family="text">
      <style:text-properties fo:color="#6a9955" loext:opacity="100%" style:font-name="Consolas" fo:font-size="10.5pt" fo:font-weight="normal"/>
    </style:style>
    <style:style style:name="T8" style:family="text">
      <style:text-properties fo:color="#569cd6" loext:opacity="100%" style:font-name="Consolas" fo:font-size="10.5pt" fo:font-weight="normal"/>
    </style:style>
    <style:style style:name="T9" style:family="text">
      <style:text-properties officeooo:rsid="000d2429"/>
    </style:style>
    <style:style style:name="T10" style:family="text">
      <style:text-properties officeooo:rsid="000d9e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o setup estou usando o node versão 24 via nvm &gt;nvm ls</text:p>
      <text:p text:style-name="P1"/>
      <text:p text:style-name="P1">* 24.13.0 (Currently using 64-bit executable)</text:p>
      <text:p text:style-name="P1"/>
      <text:p text:style-name="P2">no terminal do vscode <text:span text:style-name="T1">usei os seguintes comandos :</text:span></text:p>
      <text:p text:style-name="P1"/>
      <text:p text:style-name="P2">na pasta do projeto usei npm init padrão sem alterações após isso </text:p>
      <text:p text:style-name="P2"/>
      <text:p text:style-name="P3">npm install <text:a xlink:type="simple" xlink:href="mailto:typescript@5.9.3" text:style-name="Internet_20_link" text:visited-style-name="Visited_20_Internet_20_Link">typescript@5.9.3</text:a></text:p>
      <text:p text:style-name="P3"/>
      <text:p text:style-name="P4">npm install @types/node@24</text:p>
      <text:p text:style-name="P4"/>
      <text:p text:style-name="P4">npm install prettier@3.8.1 eslint@9.39.2 -D</text:p>
      <text:p text:style-name="P4"/>
      <text:p text:style-name="P4"><text:s/><text:span text:style-name="T2">esse -D no final da instalação siguinifica que é somente para ambiente de desenvolvimento e não será usando na hora de subir o projeto</text:span></text:p>
      <text:p text:style-name="P4"/>
      <text:p text:style-name="P5">dei um git init e inicializei o repositorio</text:p>
      <text:p text:style-name="P5"/>
      <text:p text:style-name="P5"/>
      <text:p text:style-name="P5">npx tsc --init</text:p>
      <text:p text:style-name="P5"/>
      <text:p text:style-name="P6">Created a new tsconfig.json <text:s text:c="7"/></text:p>
      <text:p text:style-name="P6"/>
      <text:p text:style-name="P6"><text:span text:style-name="T3">a configuração que estou usando no meu tsconfig.json é esta </text:span><text:s text:c="12"/></text:p>
      <text:p text:style-name="P6"/>
      <text:p text:style-name="P13">{</text:p>
      <text:p text:style-name="P14">  <text:span text:style-name="T5">"$schema"</text:span><text:span text:style-name="T4">:</text:span><text:span text:style-name="T6">"https://json.schemastore.org/tsconfig"</text:span><text:span text:style-name="T4">,</text:span></text:p>
      <text:p text:style-name="P14">  <text:span text:style-name="T5">"compilerOptions"</text:span><text:span text:style-name="T4">: {</text:span></text:p>
      <text:p text:style-name="P14">    <text:span text:style-name="T5">"module"</text:span><text:span text:style-name="T4">: </text:span><text:span text:style-name="T6">"nodenext"</text:span><text:span text:style-name="T4">,</text:span></text:p>
      <text:p text:style-name="P14">    <text:span text:style-name="T5">"moduleResolution"</text:span><text:span text:style-name="T4">: </text:span><text:span text:style-name="T6">"nodenext"</text:span><text:span text:style-name="T4">,</text:span></text:p>
      <text:p text:style-name="P14">    <text:span text:style-name="T5">"target"</text:span><text:span text:style-name="T4">: </text:span><text:span text:style-name="T6">"es2024"</text:span><text:span text:style-name="T4">, </text:span><text:span text:style-name="T7">//irei usar ESM </text:span></text:p>
      <text:p text:style-name="P14">    <text:span text:style-name="T5">"skipLibCheck"</text:span><text:span text:style-name="T4">: </text:span><text:span text:style-name="T8">true</text:span><text:span text:style-name="T4">,</text:span></text:p>
      <text:p text:style-name="P14">    <text:span text:style-name="T5">"strict"</text:span><text:span text:style-name="T4">: </text:span><text:span text:style-name="T8">true</text:span><text:span text:style-name="T4">,</text:span></text:p>
      <text:p text:style-name="P14">    <text:span text:style-name="T5">"outDir"</text:span><text:span text:style-name="T4">: </text:span><text:span text:style-name="T6">"./dist"</text:span></text:p>
      <text:p text:style-name="P14">   </text:p>
      <text:p text:style-name="P14">  <text:span text:style-name="T4">},</text:span></text:p>
      <text:p text:style-name="P14">  <text:span text:style-name="T5">"include"</text:span><text:span text:style-name="T4">: [</text:span><text:span text:style-name="T6">"src"</text:span><text:span text:style-name="T4">]</text:span></text:p>
      <text:p text:style-name="P12">}</text:p>
      <text:p text:style-name="P15"/>
      <text:p text:style-name="P7">modifiquei o package.json <text:span text:style-name="T9">vide arquivo no projeto </text:span><text:s text:c="2"/>fiz uma pasta chamada src e um arquivo dentro dessa pasta no projeto chamado index.ts, <text:span text:style-name="T9">neste ultimo tem um simples console.log </text:span><text:span text:style-name="T10">com um hello wolrd</text:span></text:p>
      <text:p text:style-name="P8">no terminal do vscode do projeto usei os seguinte comando: npx tsc</text:p>
      <text:p text:style-name="P8"/>
      <text:p text:style-name="P8">após isso usei o comando: node dist/index.js</text:p>
      <text:p text:style-name="P8">isso printou o hello world que estava em index.js</text:p>
      <text:p text:style-name="P7"/>
      <text:p text:style-name="P7"/>
      <text:p text:style-name="P9">para facilitar o ambiente de desenvolvimento usei o comando: npm add -D <text:a xlink:type="simple" xlink:href="mailto:tsx@4.21.0" text:style-name="Internet_20_link" text:visited-style-name="Visited_20_Internet_20_Link">tsx@4.21.0</text:a></text:p>
      <text:p text:style-name="P9"/>
      <text:p text:style-name="P10">agora usando o comando :npm run dev</text:p>
      <text:p text:style-name="P10"><text:soft-page-break/>roda o index.ts automaticamente</text:p>
      <text:p text:style-name="P10"/>
      <text:p text:style-name="P10"/>
      <text:p text:style-name="P11">agora estou versionando o git com os seguintes comandos:</text:p>
      <text:p text:style-name="P11"/>
      <text:p text:style-name="P11">git init <text:s/></text:p>
      <text:p text:style-name="P11"/>
      <text:p text:style-name="P11">git add .</text:p>
      <text:p text:style-name="P11"/>
      <text:p text:style-name="P11">git commit -m "chore: add typescript and tsx setup" <text:s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6-03-08T16:15:47.853000000</dc:date>
    <meta:editing-duration>PT1H4M26S</meta:editing-duration>
    <meta:editing-cycles>16</meta:editing-cycles>
    <meta:document-statistic meta:table-count="0" meta:image-count="0" meta:object-count="0" meta:page-count="2" meta:paragraph-count="36" meta:word-count="231" meta:character-count="1516" meta:non-whitespace-character-count="1256"/>
  </office:meta>
</office:document-meta>
</file>